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in" style:line-height-at-least="0.2083in" fo:text-align="start" style:justify-single-word="false" fo:text-indent="0in" style:auto-text-indent="false"/>
      <style:text-properties fo:font-variant="normal" fo:text-transform="none" fo:color="#373737" style:font-name="Arial1" fo:font-size="9.75pt" fo:letter-spacing="normal" fo:font-style="normal" fo:font-weight="normal"/>
    </style:style>
    <style:style style:name="P3" style:family="paragraph" style:parent-style-name="Text_20_body">
      <style:paragraph-properties fo:margin-left="0in" fo:margin-right="0in" fo:margin-top="0in" fo:margin-bottom="0in" style:line-height-at-least="0.2083in" fo:text-align="start" style:justify-single-word="false" fo:text-indent="0in" style:auto-text-indent="false"/>
    </style:style>
    <style:style style:name="P4" style:family="paragraph" style:parent-style-name="Text_20_body">
      <style:paragraph-properties fo:margin-left="0in" fo:margin-right="0in" fo:margin-top="0in" fo:margin-bottom="0in" style:line-height-at-least="0.1874in" fo:text-align="start" style:justify-single-word="false" fo:text-indent="0in" style:auto-text-indent="false" fo:padding="0in" fo:border="none"/>
      <style:text-properties fo:font-variant="normal" fo:text-transform="none" fo:color="#373737" style:font-name="Arial1" fo:font-size="9.75pt" fo:letter-spacing="normal" fo:font-style="normal" fo:font-weight="normal"/>
    </style:style>
    <style:style style:name="P5" style:family="paragraph" style:parent-style-name="Text_20_body" style:list-style-name="L1">
      <style:paragraph-properties fo:margin-left="0in" fo:margin-right="0in" fo:margin-top="0in" fo:margin-bottom="0in" style:line-height-at-least="0.2083in" fo:text-align="start" style:justify-single-word="false" fo:text-indent="0in" style:auto-text-indent="false" fo:padding="0in" fo:border="none"/>
      <style:text-properties fo:font-variant="normal" fo:text-transform="none" fo:color="#373737" style:font-name="Arial1" fo:font-size="9.75pt" fo:letter-spacing="normal" fo:font-style="normal" fo:font-weight="normal"/>
    </style:style>
    <style:style style:name="P6" style:family="paragraph" style:parent-style-name="Text_20_body" style:list-style-name="L1">
      <style:paragraph-properties fo:margin-left="0in" fo:margin-right="0in" fo:margin-top="0in" fo:margin-bottom="0in" style:line-height-at-least="0.2083in" fo:text-align="start" style:justify-single-word="false" fo:text-indent="0in" style:auto-text-indent="false" fo:padding="0in" fo:border="none"/>
    </style:style>
    <style:style style:name="P7" style:family="paragraph" style:parent-style-name="Heading_20_2">
      <style:text-properties fo:font-variant="normal" fo:text-transform="none" fo:color="#0052a5" style:font-name="Arial1" fo:font-size="16.5pt" fo:letter-spacing="normal" fo:font-style="normal" fo:font-weight="normal"/>
    </style:style>
    <style:style style:name="P8" style:family="paragraph" style:parent-style-name="Heading_20_3">
      <style:text-properties fo:font-variant="normal" fo:text-transform="none" fo:color="#0052a5" style:font-name="Arial1" fo:font-size="13.5pt" fo:letter-spacing="normal" fo:font-style="normal" fo:font-weight="normal"/>
    </style:style>
    <style:style style:name="P9" style:family="paragraph" style:parent-style-name="Heading_20_3">
      <style:paragraph-properties fo:margin-left="0in" fo:margin-right="0in" fo:margin-top="0in" fo:margin-bottom="0in" style:line-height-at-least="0.2083in" fo:text-align="start" style:justify-single-word="false" fo:text-indent="0in" style:auto-text-indent="false" fo:padding="0in" fo:border="none"/>
      <style:text-properties fo:font-variant="normal" fo:text-transform="none" fo:color="#0052a5" style:font-name="Arial1" fo:font-size="13.5pt" fo:letter-spacing="normal" fo:font-style="normal" fo:font-weight="normal"/>
    </style:style>
    <style:style style:name="T1" style:family="text">
      <style:text-properties fo:font-variant="normal" fo:text-transform="none" fo:color="#373737" style:font-name="Arial1" fo:font-size="9.75pt" fo:letter-spacing="normal" fo:font-style="normal"/>
    </style:style>
    <style:style style:name="T2" style:family="text">
      <style:text-properties fo:font-variant="normal" fo:text-transform="none" fo:color="#373737" style:font-name="Arial1" fo:font-size="9.75pt" fo:letter-spacing="normal" fo:font-style="normal" fo:font-weight="normal"/>
    </style:style>
    <style:style style:name="T3" style:family="text">
      <style:text-properties fo:font-variant="normal" fo:text-transform="none" fo:color="#006633" style:font-name="Arial1" fo:font-size="9.75pt" fo:letter-spacing="normal" fo:font-style="normal"/>
    </style:style>
    <style:style style:name="T4" style:family="text">
      <style:text-properties fo:font-variant="normal" fo:text-transform="none" fo:color="#0052a5" style:font-name="Arial1" fo:font-size="9.75pt" fo:letter-spacing="normal" fo:font-style="normal" style:text-underline-style="solid" style:text-underline-width="auto" style:text-underline-color="font-color" fo:font-weight="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General Scholarship for Higher Learning: Spring 2015</text:h>
      <text:p text:style-name="P4">HotelsCheap.org is awarding a need-based scholarship of $1,500 to college students. We at Hotelscheap understand that financing your education can be difficult; as a result we would like to lend a hand.<text:line-break/><text:line-break/>To apply for the scholarship, he or she must answer four personal, open-ended, and thought-provoking questions. The students whose responses are the most persuasive, compelling, and well-written, as judged by our executive management team will be considered finalists.</text:p>
      <text:p text:style-name="P3"><text:line-break/><text:span text:style-name="Strong_20_Emphasis"><text:span text:style-name="T1">Submission Deadline: April 15, 2015<text:line-break/>Award Amount: </text:span></text:span><text:span text:style-name="Strong_20_Emphasis"><text:span text:style-name="T3">$1,500.00</text:span></text:span></text:p>
      <text:p text:style-name="P1"/>
      <text:h text:style-name="P9" text:outline-level="3">Important Notice for Applicants</text:h>
      <text:list xml:id="list4827901819372921394" text:style-name="L1">
        <text:list-item>
          <text:p text:style-name="P5">All fields are required. Please include your personal contact details so we can reach you.</text:p>
        </text:list-item>
        <text:list-item>
          <text:p text:style-name="P5">Applicants must be residents of the United States.</text:p>
        </text:list-item>
        <text:list-item>
          <text:p text:style-name="P5">Applicants must be at least 16 years of age.</text:p>
        </text:list-item>
        <text:list-item>
          <text:p text:style-name="P6"><text:a xlink:type="simple" xlink:href="http://www.hotelscheap.org/scholarship/terms" office:target-frame-name="_blank" xlink:show="new" text:style-name="Internet_20_link" text:visited-style-name="Visited_20_Internet_20_Link"><text:span text:style-name="T4">Scholarship Rules and Terms</text:span></text:a><text:span text:style-name="T2"> are available for review for more information.</text:span></text:p>
        </text:list-item>
      </text:list>
      <text:p text:style-name="Standard"/>
      <text:h text:style-name="P8" text:outline-level="3">Question 1</text:h>
      <text:p text:style-name="P2">What extra-curricular activities are you involved in? Describe how these activities contribute to your college education and how they make you a better person. (Response should be 300-500 words long.)</text:p>
      <text:p text:style-name="Standard"/>
      <text:p text:style-name="Standard">My college has many branches, and all activities that I am interested are maintained at the head</text:p>
      <text:p text:style-name="Standard">quarters which is too far away for me to interact with or join. If extra curricular activities include </text:p>
      <text:p text:style-name="Standard">hobbies, then i have 3 of them.</text:p>
      <text:p text:style-name="Standard"/>
      <text:p text:style-name="Standard">One of my hobbies is mathematical and scientific inquiry. I consider mathematics to be sacred laws,</text:p>
      <text:p text:style-name="Standard">since these are the representations that govern the universe. By exploring concepts in terms of it's</text:p>
      <text:p text:style-name="Standard">quantitative relationship to the everything else, I can explore it as it is ultimately, and therefore, I can</text:p>
      <text:p text:style-name="Standard">easily solve problems and reduce conflictions. with the ability to do this in my head, I have become a </text:p>
      <text:p text:style-name="Standard">better person. I am a person that will practice these things on a spontaneous basis, including solving</text:p>
      <text:p text:style-name="Standard">many problems that plague normal life. In school, my major involves several classes in math. I can </text:p>
      <text:p text:style-name="Standard">branch out more easily into other scientific fields.</text:p>
      <text:p text:style-name="Standard"/>
      <text:p text:style-name="Standard">Another one of my hobbies is story writing. I have a very active imagination. As part of the refinement </text:p>
      <text:p text:style-name="Standard">of this capability, spontaneous mathematical inquiry is necessary. My story writing revolves around </text:p>
      <text:p text:style-name="Standard">the abstract settings that explore the way things work, and the way one thing can be magnified or </text:p>
      <text:p text:style-name="Standard">reduced to suit a different purpose. In my daily thinkings, I weigh the balance of things that ought to be</text:p>
      <text:p text:style-name="Standard">over things that must be, I ask why, how, and if several times. I like to find useful things to write about, </text:p>
      <text:p text:style-name="Standard">but sometimes, I am misunderstood. Whatever revelation I come across, I write about. Often, my </text:p>
      <text:p text:style-name="Standard">writings lead to more ponderings on the subject. In this way, my writings have made me a better </text:p>
      <text:p text:style-name="Standard">person, I can see and refer back for future reference, and I can record these concepts for others to gain</text:p>
      <text:p text:style-name="Standard">from. this skill has no relevance to my work in school, but it may be helpful at sometime in the future.</text:p>
      <text:p text:style-name="Standard"/>
      <text:p text:style-name="Standard"/>
      <text:h text:style-name="P8" text:outline-level="3"><text:soft-page-break/>Question 2</text:h>
      <text:p text:style-name="P2">What are your goals in life? Describe steps you will take to achieve your goals and ambitions. (Response should be 300-500 words long.)</text:p>
      <text:p text:style-name="P2"/>
      <text:p text:style-name="Standard">One of my goals in life is to commit myself to the advancement of scientific inquiries. Not only that, but I would like to develop methods relevant to processes of the physical world. This is an important goal for me. I feel that by helping others with confusing topics, I can enable those people to do the same thing. Also, in as much as I see can be affected in daily life, it would be infrugal for these not to be done, where not doing something means that whatever it is was not intended to be from you. this is not true, since what <text:s/>is normal for me is very different from what I see being practiced in reality. </text:p>
      <text:p text:style-name="Standard"/>
      <text:p text:style-name="Standard">The way to do this is to first follow the route of the main society, which is to go to college and get </text:p>
      <text:p text:style-name="Standard">internships and paying jobs, then save and invest to gain more money. meanwhile, networking is </text:p>
      <text:p text:style-name="Standard">important according to my calculations, but also you cannot see anything in the same way that you</text:p>
      <text:p text:style-name="Standard">cannot be seen if you are reclusive. According to the explanation in the previous paragraph, by being</text:p>
      <text:p text:style-name="Standard">reclusive, you limit yourself by not being as seen as the next other person.</text:p>
      <text:p text:style-name="Standard"/>
      <text:p text:style-name="Standard">Optimally, my goal would be to explore physical concepts relating to my scientific inquiries. This can be done by applying to resources that will allow me to demonstrate knowledge in an applied field. This</text:p>
      <text:p text:style-name="Standard">way I can gain access to their resources and gain the ability to publish my developments. I do not </text:p>
      <text:p text:style-name="Standard">foresee this capability to come for another few years. But after that, I should be able to produce simple</text:p>
      <text:p text:style-name="Standard">demonstrations for instigating new scientific inquiries. </text:p>
      <text:p text:style-name="Standard"/>
      <text:p text:style-name="Standard">From that point, another one of my goals is to develop and implement new practices for spiritual </text:p>
      <text:p text:style-name="Standard">development. I don't intend to start this until I already have a strong foundation in science, much like how you cannot build a house without bricks. The process involves developing new equipment for </text:p>
      <text:p text:style-name="Standard">the study and understanding of such phenomenon in nature. The goal of this would be to integrate such</text:p>
      <text:p text:style-name="Standard">topics into the regular scientific community, and so that research can begin on applying it to other </text:p>
      <text:p text:style-name="Standard">relevant phenomenon. This is one out of many other things that I think would be fun to achieve. </text:p>
      <text:h text:style-name="P8" text:outline-level="3">Question 3</text:h>
      <text:p text:style-name="P2">As an online travel company who specializes in selling discount hotels, we appreciate well written articles about travel and tourism. Write a 700 word travel-guide style article listing the Top 5 Things To Do in your favorite vacation destination.</text:p>
      <text:p text:style-name="Standard"/>
      <text:p text:style-name="Standard">Are you tired of life in your home city? Have you ever wished to explore another culture? How about </text:p>
      <text:p text:style-name="Standard">one still steeped in it's ancient mysteries? Book your next trip to Nagoya, Japan. Nagoya, Japan is the </text:p>
      <text:p text:style-name="Standard">third largest port city in the country of Japan. Located on the pacific coast of central Honshu, <text:s/>it is the </text:p>
      <text:p text:style-name="Standard">capital of the Aichi prefecture and a center for many of Japan's historical and cultural landmarks.</text:p>
      <text:p text:style-name="Standard"/>
      <text:p text:style-name="Standard">Come see the grand site of Nagoya Castle, the first major landmark on our destination tour. First </text:p>
      <text:p text:style-name="Standard">reconstructed out of the ruins of the older Kiyosu castle, this remnant of ancient traditions has stood </text:p>
      <text:p text:style-name="Standard">for 395 years. Reconstructed several times in its history, it was used as a battlement for war, a foundry during the restoration periods, and a factory for producing industrial arms. The Nagoya castle site is now preserved as a historical landmark and tourist attraction. It is one of the oldest, grandest, most intricate works of stone in the world.</text:p>
      <text:p text:style-name="Standard"/>
      <text:p text:style-name="Standard"><text:soft-page-break/>Speaking of stoneware, the softer side to the ancient art can be found in a prestigious setting located</text:p>
      <text:p text:style-name="Standard">also within the city of Nagoya. The Noritake Company (Kabishiki Gaisha Noritake Kanpani Ramitedo)</text:p>
      <text:p text:style-name="Standard">is situated right next to Nagoya Station, just southwest of Nagoya castle. First established as a dishware</text:p>
      <text:p text:style-name="Standard">company by Ichizaemon and Toyo Morimura in 1876, its product was eventually aimed at the European markets, the 200 year old company now provides industrial, pharmaceutical, aesthetical (decorative), and technical ceramics for worldwide trade on the global market. One tour of this factory setting will reveal the nature of antique Japanese stoneware and how it contributed to modern art in the European market.</text:p>
      <text:p text:style-name="Standard"/>
      <text:p text:style-name="Standard"><text:s/>The next stop in our destination hold a special place in the heart of any city. In this case, it is the Higashiyama zoo and botanical gardens of Chikusaku, Nagoya, Japan. Not only does this expansive </text:p>
      <text:p text:style-name="Standard">zoo feature several lively species native to Japan, it is one of the few places in the world that feature </text:p>
      <text:p text:style-name="Standard">a comprehensive catalog of all kingdoms of life across all continents of the planet. Established in 1937, this zoo is one of the largest tourist attractions in all of Asia. It is one of the few zoos to feature a </text:p>
      <text:p text:style-name="Standard">complete amusement park, it is also home to the rare vertical farms, where various plants and birds are</text:p>
      <text:p text:style-name="Standard">held on display. From the entrance of this zoo, the obelisk resembles a Big Ben (England) that glistens in the sunlight. Topped of with an apex of shaded purple glass, it proves to be a monument to Japanese understanding of modern global culture.</text:p>
      <text:p text:style-name="Standard"/>
      <text:p text:style-name="Standard">Nagoya is also home to several museums to which many tourists are attracted to yearly. you would not</text:p>
      <text:p text:style-name="Standard">be out of place as a visitor from any other country to Nagoya. One key and interesting attraction is the </text:p>
      <text:p text:style-name="Standard">Toyota Commemorative Museum of industry and technology. Only a small and recent addition to the </text:p>
      <text:p text:style-name="Standard">rich setting that is Nagoya, this museum is housed inside a renovated brick warehouse. Its feature </text:p>
      <text:p text:style-name="Standard">exhibitions are a history of mechanical contraptions from the first train engines to high tech robots.</text:p>
      <text:p text:style-name="Standard"/>
      <text:p text:style-name="Standard">With all of its tourist attractions and cultural sites, Nagoya, Japan is still more exotic than the typical</text:p>
      <text:p text:style-name="Standard">tourist attraction. A person will know that from the first to the last day they spend in Nagoya, that it is</text:p>
      <text:p text:style-name="Standard">truly a special travel destination to explore. This is due to the food in Japan. The Japanese cuisine is as</text:p>
      <text:p text:style-name="Standard">varied in its content as it is specific to its culture. Here, you can explore food items like Ochazuke, a dish of Japanese tea poured over grilled salmon and rice. Other such dishes include Kayu, Somen, and </text:p>
      <text:p text:style-name="Standard">something called Okonomiyaki, a pancake stuffed with meat and sauces, then grilled over a skillet. </text:p>
      <text:p text:style-name="Standard">right down to the preparation of the food, everything is different. in certain special restaurants, the stoves are built into the tables. People who visit get the fullest taste of culture as they actually prepare </text:p>
      <text:p text:style-name="Standard">the food that they are eating. </text:p>
      <text:p text:style-name="Standard"/>
      <text:p text:style-name="Standard">Come to Nagoya, land of deep mysteries. Book your travel allocations now, be sure not to miss out on any sweet deals!</text:p>
      <text:h text:style-name="P8" text:outline-level="3">Question 4</text:h>
      <text:p text:style-name="P2">Do you have a special family circumstance affecting your need for financial assistance?</text:p>
      <text:p text:style-name="Standard"/>
      <text:p text:style-name="Standard">My parents married late and are older than normal. I may not have enough time to accommodate them. also, I was not asked this, but I prefer to exist in the deep wells of knowledge beyond the edge of time.</text:p>
      <text:p text:style-name="Standard">I see this phase in history as the great improvement revolution, and I see that there are still many places</text:p>
      <text:p text:style-name="Standard">left for improvement. </text:p>
      <text:p text:style-name="Standard"/>
      <text:p text:style-name="Standard">My exploits hope to bring people together, which may prove to be very beneficial to hotel ser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mani willis</meta:initial-creator>
    <meta:creation-date>2015-01-01T16:39:01.70</meta:creation-date>
    <dc:date>2015-01-05T16:20:20.66</dc:date>
    <dc:creator>armani willis</dc:creator>
    <meta:editing-duration>PT22H8M6S</meta:editing-duration>
    <meta:editing-cycles>4</meta:editing-cycles>
    <meta:generator>OpenOffice/4.1.0$Win32 OpenOffice.org_project/410m18$Build-9764</meta:generator>
    <meta:document-statistic meta:table-count="0" meta:image-count="0" meta:object-count="0" meta:page-count="3" meta:paragraph-count="83" meta:word-count="1728" meta:character-count="10015"/>
  </office:meta>
</office:document-meta>
</file>